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0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59.99mm" svg:height="89.99mm" svg:x="36mm" svg:y="107.51mm">
            <loext:p draw:notify-on-update-of-ranges="Planilha1.C13:Planilha1.C13 Planilha1.C14:Planilha1.C23 Planilha1.D13:Planilha1.D13 Planilha1.D14:Planilha1.D23 Planilha1.E13:Planilha1.E13 Planilha1.E14:Planilha1.E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N THREADS</text:p>
          </table:table-cell>
          <table:table-cell office:value-type="string" calcext:value-type="string">
            <text:p>360p</text:p>
          </table:table-cell>
          <table:table-cell office:value-type="string" calcext:value-type="string">
            <text:p>HD (720p)</text:p>
          </table:table-cell>
          <table:table-cell office:value-type="string" calcext:value-type="string">
            <text:p>FHD (1080p)</text:p>
          </table:table-cell>
          <table:table-cell office:value-type="string" calcext:value-type="string">
            <text:p>UHD (4K)</text:p>
          </table:table-cell>
          <table:table-cell office:value-type="string" calcext:value-type="string">
            <text:p>N THREADS</text:p>
          </table:table-cell>
          <table:table-cell office:value-type="string" calcext:value-type="string">
            <text:p>360p</text:p>
          </table:table-cell>
          <table:table-cell office:value-type="string" calcext:value-type="string">
            <text:p>HD (720p)</text:p>
          </table:table-cell>
          <table:table-cell office:value-type="string" calcext:value-type="string">
            <text:p>FHD (1080p)</text:p>
          </table:table-cell>
          <table:table-cell office:value-type="string" calcext:value-type="string">
            <text:p>UHD (4K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949852" calcext:value-type="float">
            <text:p>0,0949852</text:p>
          </table:table-cell>
          <table:table-cell office:value-type="float" office:value="0.3598739" calcext:value-type="float">
            <text:p>0,3598739</text:p>
          </table:table-cell>
          <table:table-cell office:value-type="float" office:value="0.8287839" calcext:value-type="float">
            <text:p>0,8287839</text:p>
          </table:table-cell>
          <table:table-cell office:value-type="float" office:value="2.60647" calcext:value-type="float">
            <text:p>2,60647</text:p>
          </table:table-cell>
          <table:table-cell office:value-type="float" office:value="1" calcext:value-type="float">
            <text:p>1</text:p>
          </table:table-cell>
          <table:table-cell office:value-type="float" office:value="0.1176508" calcext:value-type="float">
            <text:p>0,1176508</text:p>
          </table:table-cell>
          <table:table-cell office:value-type="float" office:value="0.4950318" calcext:value-type="float">
            <text:p>0,4950318</text:p>
          </table:table-cell>
          <table:table-cell office:value-type="float" office:value="1.118377" calcext:value-type="float">
            <text:p>1,118377</text:p>
          </table:table-cell>
          <table:table-cell office:value-type="float" office:value="3.42577" calcext:value-type="float">
            <text:p>3,425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44297" calcext:value-type="float">
            <text:p>0,0744297</text:p>
          </table:table-cell>
          <table:table-cell office:value-type="float" office:value="0.3374602" calcext:value-type="float">
            <text:p>0,3374602</text:p>
          </table:table-cell>
          <table:table-cell office:value-type="float" office:value="0.8095476" calcext:value-type="float">
            <text:p>0,8095476</text:p>
          </table:table-cell>
          <table:table-cell office:value-type="float" office:value="2.599045" calcext:value-type="float">
            <text:p>2,599045</text:p>
          </table:table-cell>
          <table:table-cell office:value-type="float" office:value="2" calcext:value-type="float">
            <text:p>2</text:p>
          </table:table-cell>
          <table:table-cell office:value-type="float" office:value="0.1010877" calcext:value-type="float">
            <text:p>0,1010877</text:p>
          </table:table-cell>
          <table:table-cell office:value-type="float" office:value="0.4721654" calcext:value-type="float">
            <text:p>0,4721654</text:p>
          </table:table-cell>
          <table:table-cell office:value-type="float" office:value="1.117625" calcext:value-type="float">
            <text:p>1,117625</text:p>
          </table:table-cell>
          <table:table-cell office:value-type="float" office:value="3.435662" calcext:value-type="float">
            <text:p>3,4356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46656" calcext:value-type="float">
            <text:p>0,0746656</text:p>
          </table:table-cell>
          <table:table-cell office:value-type="float" office:value="0.3374683" calcext:value-type="float">
            <text:p>0,3374683</text:p>
          </table:table-cell>
          <table:table-cell office:value-type="float" office:value="0.806768" calcext:value-type="float">
            <text:p>0,806768</text:p>
          </table:table-cell>
          <table:table-cell office:value-type="float" office:value="2.577076" calcext:value-type="float">
            <text:p>2,577076</text:p>
          </table:table-cell>
          <table:table-cell office:value-type="float" office:value="3" calcext:value-type="float">
            <text:p>3</text:p>
          </table:table-cell>
          <table:table-cell office:value-type="float" office:value="0.1010635" calcext:value-type="float">
            <text:p>0,1010635</text:p>
          </table:table-cell>
          <table:table-cell office:value-type="float" office:value="0.4735254" calcext:value-type="float">
            <text:p>0,4735254</text:p>
          </table:table-cell>
          <table:table-cell office:value-type="float" office:value="1.120322" calcext:value-type="float">
            <text:p>1,120322</text:p>
          </table:table-cell>
          <table:table-cell office:value-type="float" office:value="3.428305" calcext:value-type="float">
            <text:p>3,4283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746388" calcext:value-type="float">
            <text:p>0,0746388</text:p>
          </table:table-cell>
          <table:table-cell office:value-type="float" office:value="0.3389386" calcext:value-type="float">
            <text:p>0,3389386</text:p>
          </table:table-cell>
          <table:table-cell office:value-type="float" office:value="0.8056712" calcext:value-type="float">
            <text:p>0,8056712</text:p>
          </table:table-cell>
          <table:table-cell office:value-type="float" office:value="2.571998" calcext:value-type="float">
            <text:p>2,571998</text:p>
          </table:table-cell>
          <table:table-cell office:value-type="float" office:value="4" calcext:value-type="float">
            <text:p>4</text:p>
          </table:table-cell>
          <table:table-cell office:value-type="float" office:value="0.1017127" calcext:value-type="float">
            <text:p>0,1017127</text:p>
          </table:table-cell>
          <table:table-cell office:value-type="float" office:value="0.4741592" calcext:value-type="float">
            <text:p>0,4741592</text:p>
          </table:table-cell>
          <table:table-cell office:value-type="float" office:value="1.117258" calcext:value-type="float">
            <text:p>1,117258</text:p>
          </table:table-cell>
          <table:table-cell office:value-type="float" office:value="3.423776" calcext:value-type="float">
            <text:p>3,4237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746274" calcext:value-type="float">
            <text:p>0,0746274</text:p>
          </table:table-cell>
          <table:table-cell office:value-type="float" office:value="0.338508" calcext:value-type="float">
            <text:p>0,338508</text:p>
          </table:table-cell>
          <table:table-cell office:value-type="float" office:value="0.8073752" calcext:value-type="float">
            <text:p>0,8073752</text:p>
          </table:table-cell>
          <table:table-cell office:value-type="float" office:value="2.626043" calcext:value-type="float">
            <text:p>2,626043</text:p>
          </table:table-cell>
          <table:table-cell office:value-type="float" office:value="5" calcext:value-type="float">
            <text:p>5</text:p>
          </table:table-cell>
          <table:table-cell office:value-type="float" office:value="0.1025488" calcext:value-type="float">
            <text:p>0,1025488</text:p>
          </table:table-cell>
          <table:table-cell office:value-type="float" office:value="0.4725761" calcext:value-type="float">
            <text:p>0,4725761</text:p>
          </table:table-cell>
          <table:table-cell office:value-type="float" office:value="1.122795" calcext:value-type="float">
            <text:p>1,122795</text:p>
          </table:table-cell>
          <table:table-cell office:value-type="float" office:value="3.52516" calcext:value-type="float">
            <text:p>3,525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745437" calcext:value-type="float">
            <text:p>0,0745437</text:p>
          </table:table-cell>
          <table:table-cell office:value-type="float" office:value="0.3381906" calcext:value-type="float">
            <text:p>0,3381906</text:p>
          </table:table-cell>
          <table:table-cell office:value-type="float" office:value="0.806524" calcext:value-type="float">
            <text:p>0,806524</text:p>
          </table:table-cell>
          <table:table-cell office:value-type="float" office:value="2.57398" calcext:value-type="float">
            <text:p>2,57398</text:p>
          </table:table-cell>
          <table:table-cell office:value-type="float" office:value="6" calcext:value-type="float">
            <text:p>6</text:p>
          </table:table-cell>
          <table:table-cell office:value-type="float" office:value="0.101076" calcext:value-type="float">
            <text:p>0,101076</text:p>
          </table:table-cell>
          <table:table-cell office:value-type="float" office:value="0.47298" calcext:value-type="float">
            <text:p>0,47298</text:p>
          </table:table-cell>
          <table:table-cell office:value-type="float" office:value="1.115249" calcext:value-type="float">
            <text:p>1,115249</text:p>
          </table:table-cell>
          <table:table-cell office:value-type="float" office:value="3.500174" calcext:value-type="float">
            <text:p>3,5001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763789" calcext:value-type="float">
            <text:p>0,0763789</text:p>
          </table:table-cell>
          <table:table-cell office:value-type="float" office:value="0.3374596" calcext:value-type="float">
            <text:p>0,3374596</text:p>
          </table:table-cell>
          <table:table-cell office:value-type="float" office:value="0.8071897" calcext:value-type="float">
            <text:p>0,8071897</text:p>
          </table:table-cell>
          <table:table-cell office:value-type="float" office:value="2.586696" calcext:value-type="float">
            <text:p>2,586696</text:p>
          </table:table-cell>
          <table:table-cell office:value-type="float" office:value="7" calcext:value-type="float">
            <text:p>7</text:p>
          </table:table-cell>
          <table:table-cell office:value-type="float" office:value="0.1013854" calcext:value-type="float">
            <text:p>0,1013854</text:p>
          </table:table-cell>
          <table:table-cell office:value-type="float" office:value="0.4725096" calcext:value-type="float">
            <text:p>0,4725096</text:p>
          </table:table-cell>
          <table:table-cell office:value-type="float" office:value="1.119848" calcext:value-type="float">
            <text:p>1,119848</text:p>
          </table:table-cell>
          <table:table-cell office:value-type="float" office:value="3.455141" calcext:value-type="float">
            <text:p>3,4551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46123" calcext:value-type="float">
            <text:p>0,0746123</text:p>
          </table:table-cell>
          <table:table-cell office:value-type="float" office:value="0.3378306" calcext:value-type="float">
            <text:p>0,3378306</text:p>
          </table:table-cell>
          <table:table-cell office:value-type="float" office:value="0.8062394" calcext:value-type="float">
            <text:p>0,8062394</text:p>
          </table:table-cell>
          <table:table-cell office:value-type="float" office:value="2.582003" calcext:value-type="float">
            <text:p>2,582003</text:p>
          </table:table-cell>
          <table:table-cell office:value-type="float" office:value="8" calcext:value-type="float">
            <text:p>8</text:p>
          </table:table-cell>
          <table:table-cell office:value-type="float" office:value="0.1010631" calcext:value-type="float">
            <text:p>0,1010631</text:p>
          </table:table-cell>
          <table:table-cell office:value-type="float" office:value="0.4756468" calcext:value-type="float">
            <text:p>0,4756468</text:p>
          </table:table-cell>
          <table:table-cell office:value-type="float" office:value="1.119264" calcext:value-type="float">
            <text:p>1,119264</text:p>
          </table:table-cell>
          <table:table-cell office:value-type="float" office:value="3.441384" calcext:value-type="float">
            <text:p>3,4413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74526" calcext:value-type="float">
            <text:p>0,074526</text:p>
          </table:table-cell>
          <table:table-cell office:value-type="float" office:value="0.337982" calcext:value-type="float">
            <text:p>0,337982</text:p>
          </table:table-cell>
          <table:table-cell office:value-type="float" office:value="0.8097684" calcext:value-type="float">
            <text:p>0,8097684</text:p>
          </table:table-cell>
          <table:table-cell office:value-type="float" office:value="2.593282" calcext:value-type="float">
            <text:p>2,593282</text:p>
          </table:table-cell>
          <table:table-cell office:value-type="float" office:value="9" calcext:value-type="float">
            <text:p>9</text:p>
          </table:table-cell>
          <table:table-cell office:value-type="float" office:value="0.1014852" calcext:value-type="float">
            <text:p>0,1014852</text:p>
          </table:table-cell>
          <table:table-cell office:value-type="float" office:value="0.4733969" calcext:value-type="float">
            <text:p>0,4733969</text:p>
          </table:table-cell>
          <table:table-cell office:value-type="float" office:value="1.118338" calcext:value-type="float">
            <text:p>1,118338</text:p>
          </table:table-cell>
          <table:table-cell office:value-type="float" office:value="3.450591" calcext:value-type="float">
            <text:p>3,4505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4529" calcext:value-type="float">
            <text:p>0,074529</text:p>
          </table:table-cell>
          <table:table-cell office:value-type="float" office:value="0.3379616" calcext:value-type="float">
            <text:p>0,3379616</text:p>
          </table:table-cell>
          <table:table-cell office:value-type="float" office:value="0.8065352" calcext:value-type="float">
            <text:p>0,8065352</text:p>
          </table:table-cell>
          <table:table-cell office:value-type="float" office:value="2.573776" calcext:value-type="float">
            <text:p>2,573776</text:p>
          </table:table-cell>
          <table:table-cell office:value-type="float" office:value="10" calcext:value-type="float">
            <text:p>10</text:p>
          </table:table-cell>
          <table:table-cell office:value-type="float" office:value="0.1010505" calcext:value-type="float">
            <text:p>0,1010505</text:p>
          </table:table-cell>
          <table:table-cell office:value-type="float" office:value="0.4746236" calcext:value-type="float">
            <text:p>0,4746236</text:p>
          </table:table-cell>
          <table:table-cell office:value-type="float" office:value="1.12207" calcext:value-type="float">
            <text:p>1,12207</text:p>
          </table:table-cell>
          <table:table-cell office:value-type="float" office:value="3.435698" calcext:value-type="float">
            <text:p>3,43569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CATTER</text:p>
          </table:table-cell>
          <table:table-cell/>
          <table:table-cell office:value-type="string" calcext:value-type="string">
            <text:p>N THREADS</text:p>
          </table:table-cell>
          <table:table-cell office:value-type="string" calcext:value-type="string">
            <text:p>Compact</text:p>
          </table:table-cell>
          <table:table-cell office:value-type="string" calcext:value-type="string">
            <text:p>Scatter</text:p>
          </table:table-cell>
          <table:table-cell table:number-columns-repeated="2"/>
          <table:table-cell office:value-type="string" calcext:value-type="string">
            <text:p>N THREADS</text:p>
          </table:table-cell>
          <table:table-cell office:value-type="string" calcext:value-type="string">
            <text:p>Compact</text:p>
          </table:table-cell>
          <table:table-cell office:value-type="string" calcext:value-type="string">
            <text:p>Scat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60647" calcext:value-type="float">
            <text:p>2,60647</text:p>
          </table:table-cell>
          <table:table-cell office:value-type="float" office:value="2.58181" calcext:value-type="float">
            <text:p>2,581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42577" calcext:value-type="float">
            <text:p>3,42577</text:p>
          </table:table-cell>
          <table:table-cell office:value-type="float" office:value="3.432335" calcext:value-type="float">
            <text:p>3,4323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599045" calcext:value-type="float">
            <text:p>2,599045</text:p>
          </table:table-cell>
          <table:table-cell office:value-type="float" office:value="2.587382" calcext:value-type="float">
            <text:p>2,58738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.435662" calcext:value-type="float">
            <text:p>3,435662</text:p>
          </table:table-cell>
          <table:table-cell office:value-type="float" office:value="3.462762" calcext:value-type="float">
            <text:p>3,4627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577076" calcext:value-type="float">
            <text:p>2,577076</text:p>
          </table:table-cell>
          <table:table-cell office:value-type="float" office:value="2.586085" calcext:value-type="float">
            <text:p>2,58608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.428305" calcext:value-type="float">
            <text:p>3,428305</text:p>
          </table:table-cell>
          <table:table-cell office:value-type="float" office:value="3.460571" calcext:value-type="float">
            <text:p>3,4605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571998" calcext:value-type="float">
            <text:p>2,571998</text:p>
          </table:table-cell>
          <table:table-cell office:value-type="float" office:value="2.57504" calcext:value-type="float">
            <text:p>2,5750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.423776" calcext:value-type="float">
            <text:p>3,423776</text:p>
          </table:table-cell>
          <table:table-cell office:value-type="float" office:value="3.434195" calcext:value-type="float">
            <text:p>3,4341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626043" calcext:value-type="float">
            <text:p>2,626043</text:p>
          </table:table-cell>
          <table:table-cell office:value-type="float" office:value="2.572046" calcext:value-type="float">
            <text:p>2,57204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.52516" calcext:value-type="float">
            <text:p>3,52516</text:p>
          </table:table-cell>
          <table:table-cell office:value-type="float" office:value="3.434115" calcext:value-type="float">
            <text:p>3,4341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.57398" calcext:value-type="float">
            <text:p>2,57398</text:p>
          </table:table-cell>
          <table:table-cell office:value-type="float" office:value="2.57628" calcext:value-type="float">
            <text:p>2,5762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.500174" calcext:value-type="float">
            <text:p>3,500174</text:p>
          </table:table-cell>
          <table:table-cell office:value-type="float" office:value="3.426946" calcext:value-type="float">
            <text:p>3,4269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.586696" calcext:value-type="float">
            <text:p>2,586696</text:p>
          </table:table-cell>
          <table:table-cell office:value-type="float" office:value="2.586319" calcext:value-type="float">
            <text:p>2,58631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.455141" calcext:value-type="float">
            <text:p>3,455141</text:p>
          </table:table-cell>
          <table:table-cell office:value-type="float" office:value="3.475201" calcext:value-type="float">
            <text:p>3,4752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582003" calcext:value-type="float">
            <text:p>2,582003</text:p>
          </table:table-cell>
          <table:table-cell office:value-type="float" office:value="2.573811" calcext:value-type="float">
            <text:p>2,5738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.441384" calcext:value-type="float">
            <text:p>3,441384</text:p>
          </table:table-cell>
          <table:table-cell office:value-type="float" office:value="3.436212" calcext:value-type="float">
            <text:p>3,4362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.593282" calcext:value-type="float">
            <text:p>2,593282</text:p>
          </table:table-cell>
          <table:table-cell office:value-type="float" office:value="2.599611" calcext:value-type="float">
            <text:p>2,5996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.450591" calcext:value-type="float">
            <text:p>3,450591</text:p>
          </table:table-cell>
          <table:table-cell office:value-type="float" office:value="3.434942" calcext:value-type="float">
            <text:p>3,4349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573776" calcext:value-type="float">
            <text:p>2,573776</text:p>
          </table:table-cell>
          <table:table-cell office:value-type="float" office:value="2.582076" calcext:value-type="float">
            <text:p>2,58207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.435698" calcext:value-type="float">
            <text:p>3,435698</text:p>
          </table:table-cell>
          <table:table-cell office:value-type="float" office:value="3.427271" calcext:value-type="float">
            <text:p>3,4272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13:33:01.451145719</meta:creation-date>
    <dc:date>2018-10-12T15:11:16.938787343</dc:date>
    <meta:editing-duration>PT1H17M23S</meta:editing-duration>
    <meta:editing-cycles>65</meta:editing-cycles>
    <meta:generator>LibreOffice/5.1.6.2$Linux_X86_64 LibreOffice_project/10m0$Build-2</meta:generator>
    <meta:document-statistic meta:table-count="1" meta:cell-count="1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23cm" svg:y="0.316cm" chart:style-name="ch2">
          <text:p>Tempo de Execução / Nº Threads</text:p>
        </chart:title>
        <chart:legend chart:legend-position="end" svg:x="13.28cm" svg:y="3.952cm" style:legend-expansion="high" chart:style-name="ch3"/>
        <chart:plot-area chart:style-name="ch4" table:cell-range-address="Planilha1.C13:Planilha1.E23" chart:data-source-has-labels="both" svg:x="0.32cm" svg:y="1.275cm" svg:width="12.64cm" svg:height="7.545cm">
          <chartooo:coordinate-region svg:x="1.232cm" svg:y="1.475cm" svg:width="11.541cm" svg:height="6.698cm"/>
          <chart:axis chart:dimension="x" chart:name="primary-x" chart:style-name="ch5" chartooo:axis-type="auto">
            <chartooo:date-scale/>
            <chart:categories table:cell-range-address="Planilha1.C14:Planilha1.C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D14:Planilha1.D23" chart:label-cell-address="Planilha1.D13:Planilha1.D13" chart:class="chart:line">
            <chart:data-point chart:repeated="10"/>
          </chart:series>
          <chart:series chart:style-name="ch8" chart:values-cell-range-address="Planilha1.E14:Planilha1.E23" chart:label-cell-address="Planilha1.E13:Planilha1.E13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ct</text:p>
                <draw:g>
                  <svg:desc>Planilha1.D13:Planilha1.D13</svg:desc>
                </draw:g>
              </table:table-cell>
              <table:table-cell office:value-type="string">
                <text:p>Scatter</text:p>
                <draw:g>
                  <svg:desc>Planilha1.E13:Planilha1.E1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lanilha1.C14:Planilha1.C23</svg:desc>
                </draw:g>
              </table:table-cell>
              <table:table-cell office:value-type="float" office:value="2.60647">
                <text:p>2.60647</text:p>
                <draw:g>
                  <svg:desc>Planilha1.D14:Planilha1.D23</svg:desc>
                </draw:g>
              </table:table-cell>
              <table:table-cell office:value-type="float" office:value="2.58181">
                <text:p>2.58181</text:p>
                <draw:g>
                  <svg:desc>Planilha1.E14:Planilha1.E2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599045">
                <text:p>2.599045</text:p>
              </table:table-cell>
              <table:table-cell office:value-type="float" office:value="2.587382">
                <text:p>2.58738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577076">
                <text:p>2.577076</text:p>
              </table:table-cell>
              <table:table-cell office:value-type="float" office:value="2.586085">
                <text:p>2.58608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571998">
                <text:p>2.571998</text:p>
              </table:table-cell>
              <table:table-cell office:value-type="float" office:value="2.57504">
                <text:p>2.5750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626043">
                <text:p>2.626043</text:p>
              </table:table-cell>
              <table:table-cell office:value-type="float" office:value="2.572046">
                <text:p>2.57204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57398">
                <text:p>2.57398</text:p>
              </table:table-cell>
              <table:table-cell office:value-type="float" office:value="2.57628">
                <text:p>2.5762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586696">
                <text:p>2.586696</text:p>
              </table:table-cell>
              <table:table-cell office:value-type="float" office:value="2.586319">
                <text:p>2.5863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582003">
                <text:p>2.582003</text:p>
              </table:table-cell>
              <table:table-cell office:value-type="float" office:value="2.573811">
                <text:p>2.5738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593282">
                <text:p>2.593282</text:p>
              </table:table-cell>
              <table:table-cell office:value-type="float" office:value="2.599611">
                <text:p>2.5996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573776">
                <text:p>2.573776</text:p>
              </table:table-cell>
              <table:table-cell office:value-type="float" office:value="2.582076">
                <text:p>2.5820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